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ad1" officeooo:paragraph-rsid="000daad1"/>
    </style:style>
    <style:style style:name="T1" style:family="text">
      <style:text-properties officeooo:rsid="000da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cc -O2 -g mvmult.c -o mvmult -ggdb -lblas -Wl,-no-as-needed -lprofiler</text:p>
      <text:p text:style-name="Standard"/>
      <text:p text:style-name="Standard"><text:span text:style-name="T1">c</text:span>reation of profiler and looking at the results:</text:p>
      <text:p text:style-name="Standard">env CPUPROFILE=mvmult.prof ./mvmult 15000</text:p>
      <text:p text:style-name="Standard">google-pprof --text mvmult mvmult.prof</text:p>
      <text:p text:style-name="Standard">env CPUPROFILE=mvmult1K.prof CPUPROFILE_FREQUENCY=1000 ./mvmult 15000</text:p>
      <text:p text:style-name="Standard">google-pprof --text mvmult mvmult1K.prof</text:p>
      <text:p text:style-name="Standard"/>
      <text:p text:style-name="P1">reporting granularity: </text:p>
      <text:p text:style-name="P1">google-pprof --list=init --lines mvmult mvmult1K.prof</text:p>
      <text:p text:style-name="P1">google-pprof --disasm=ddot_ mvmult mvmult.prof</text:p>
      <text:p text:style-name="P1"/>
      <text:p text:style-name="P1">memory leak detection:</text:p>
      <text:p text:style-name="P1">gcc -O2 mvmult.c -o mvmult -lblas -ltcmalloc</text:p>
      <text:p text:style-name="P1">PPROF_PATH=/usr/bin/google-pprof HEAPCHECK=normal ./mvmult 15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14:14:47.101685976</meta:creation-date>
    <dc:date>2021-11-18T14:24:57.115084776</dc:date>
    <meta:editing-duration>PT7M48S</meta:editing-duration>
    <meta:editing-cycles>1</meta:editing-cycles>
    <meta:document-statistic meta:table-count="0" meta:image-count="0" meta:object-count="0" meta:page-count="1" meta:paragraph-count="12" meta:word-count="65" meta:character-count="559" meta:non-whitespace-character-count="510"/>
    <meta:generator>LibreOffice/6.0.7.3$Linux_X86_64 LibreOffice_project/00m0$Build-3</meta:generator>
  </office:meta>
</office:document-meta>
</file>